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normal" officeooo:paragraph-rsid="00064090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paragraph-rsid="00064090" style:font-size-asian="16pt" style:font-weight-asian="normal" style:font-size-complex="16pt" style:font-weight-complex="normal"/>
    </style:style>
    <style:style style:name="T1" style:family="text">
      <style:text-properties officeooo:rsid="0006409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640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erständnisfragen sofort, ansonsten Dialog und Diskussion nach dem Vortrag</text:span></text:p>
      <text:p text:style-name="P2"><text:span text:style-name="T1">Vorstellung</text:span></text:p>
      <text:p text:style-name="P2"><text:span text:style-name="T1">Landkartenmetapher</text:span></text:p>
      <text:p text:style-name="P2"><text:span text:style-name="T1">Struktur</text:span></text:p>
      <text:p text:style-name="P2"><text:span text:style-name="T1"></text:span></text:p>
      <text:p text:style-name="P1"><text:span text:style-name="T1">Einleitung</text:span></text:p>
      <text:p text:style-name="P2"><text:span text:style-name="T1">Autoren haben Grundstein für Agile in 1990ern gelegt.</text:span></text:p>
      <text:p text:style-name="P2"><text:span text:style-name="T1">Begriff "agil" beim Treffen erfunden.</text:span></text:p>
      <text:p text:style-name="P2"><text:span text:style-name="T1">Sustainable Pace aus Sicht der Autoren am authentischsten.</text:span></text:p>
      <text:p text:style-name="P2"><text:span text:style-name="T1"></text:span></text:p>
      <text:p text:style-name="P1"><text:span text:style-name="T1">Hauptteil A1: Effektivität: Überstunden, Technical Debt</text:span></text:p>
      <text:p text:style-name="P2"><text:span text:style-name="T1">Metriken wichtig wegen Selbstüberschätzung. </text:span></text:p>
      <text:p text:style-name="P2"><text:span text:style-name="T1">Technische Schuld Metapher (Schuld, Zinsen)</text:span></text:p>
      <text:p text:style-name="P2"><text:span text:style-name="T1"></text:span></text:p>
      <text:p text:style-name="P2"><text:span text:style-name="T3">Hauptteil A2: Effektivität: Energiehaushalt, Rituale</text:span><text:span text:style-name="T1"></text:span></text:p>
      <text:p text:style-name="P2"><text:span text:style-name="T1">Paradigmenwechsel: Konstante Geschwindigkeit -&gt; Dynamik</text:span></text:p>
      <text:p text:style-name="P2"><text:span text:style-name="T1">Marathon-Metapher</text:span></text:p>
      <text:p text:style-name="P2"><text:span text:style-name="T1">Verausgaben, Ausruhen</text:span></text:p>
      <text:p text:style-name="P2"><text:span text:style-name="T1"></text:span></text:p>
      <text:p text:style-name="P1"><text:span text:style-name="T1">Hauptteil B: Wohlbefinden</text:span></text:p>
      <text:p text:style-name="P2"><text:span text:style-name="T1">Projekteffektivität ist kurzfristig. Langfristig gibt es mehr.</text:span></text:p>
      <text:p text:style-name="P2"><text:span text:style-name="T1">Autonomie, Verbundenheit, Kompetenz</text:span></text:p>
      <text:p text:style-name="P2"><text:span text:style-name="T1">Sich vernetzen, aktiv sein, aufmerksam sein, weiterlernen, geben</text:span></text:p>
      <text:p text:style-name="P2"><text:span text:style-name="T1"></text:span></text:p>
      <text:p text:style-name="P1"><text:span text:style-name="T1">Fazit</text:span></text:p>
      <text:p text:style-name="P2"><text:span text:style-name="T1">Sustainable Pace heißt nicht, langsamer zu machen.</text:span></text:p>
      <text:p text:style-name="P2"><text:span text:style-name="T1">Sustainable Pace heißt, verantwortungsvoll mit den eigenen Ressourcen umzugehen.</text:span></text:p>
      <text:p text:style-name="P2"><text:span text:style-name="T1">Sustainable Pace hilft uns, unsere Energie so einzuteilen, damit wir effektiv arbeiten.</text:span></text:p>
      <text:p text:style-name="P2"><text:span text:style-name="T1">Sustainable Pace hilft uns, Prioritäten zu setzen um unser Wohlbefinden langfristig sicherzustellen.</text:span></text:p>
      <text:p text:style-name="P2"><text:span text:style-name="T1"></text:span></text:p>
      <text:p text:style-name="P1"><text:span text:style-name="T1">Ausblick</text:span></text:p>
      <text:p text:style-name="P2"><text:span text:style-name="T1">Regrets of the dying: Sollte man nicht erst so spät entdecken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mbang Pamungkas</meta:initial-creator>
    <meta:creation-date>2012-02-27T17:47:23</meta:creation-date>
    <meta:printed-by>Bambang Pamungkas</meta:printed-by>
    <meta:print-date>2012-02-27T17:49:20</meta:print-date>
    <meta:document-statistic meta:table-count="0" meta:image-count="0" meta:object-count="0" meta:page-count="1" meta:paragraph-count="32" meta:word-count="136" meta:character-count="1165"/>
    <dc:date>2012-02-27T18:00:33</dc:date>
    <dc:creator>Bambang Pamungkas</dc:creator>
    <meta:editing-duration>PT00H13M11S</meta:editing-duration>
    <meta:editing-cycles>1</meta:editing-cycles>
    <meta:generator>OpenOffice.org/3.2$Linux OpenOffice.org_project/320m19$Build-9505</meta:generator>
  </office:meta>
</office:document-meta>
</file>